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8-2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5-2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1-1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2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2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28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02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1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1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2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1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4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3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0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2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25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0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0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9-01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0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19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22 2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1-03-0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1-12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1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2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0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3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2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10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0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1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23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856090104601</text:p>
          </table:table-cell>
          <table:table-cell office:value-type="string" calcext:value-type="string">
            <text:p>PR-38/02E/01-0088</text:p>
          </table:table-cell>
          <table:table-cell office:value-type="string" calcext:value-type="string">
            <text:p>2017-05-1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518" meta:object-count="0"/>
    <meta:user-defined meta:name="AppVersion">3.0</meta:user-defined>
  </office:meta>
</office:document-meta>
</file>